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94eb3" officeooo:paragraph-rsid="00194eb3" style:font-weight-asian="bold" style:font-weight-complex="bold"/>
    </style:style>
    <style:style style:name="P3" style:family="paragraph" style:parent-style-name="Standard">
      <style:text-properties fo:font-weight="bold" officeooo:rsid="0019736c" officeooo:paragraph-rsid="0019736c" style:font-weight-asian="bold" style:font-weight-complex="bold"/>
    </style:style>
    <style:style style:name="P4" style:family="paragraph" style:parent-style-name="Standard">
      <style:text-properties fo:font-weight="bold" officeooo:rsid="001cc6b6" officeooo:paragraph-rsid="001cc6b6" style:font-weight-asian="bold" style:font-weight-complex="bold"/>
    </style:style>
    <style:style style:name="P5" style:family="paragraph" style:parent-style-name="Standard">
      <style:text-properties fo:font-weight="bold" officeooo:rsid="00248df8" officeooo:paragraph-rsid="00248df8" style:font-weight-asian="bold" style:font-weight-complex="bold"/>
    </style:style>
    <style:style style:name="P6" style:family="paragraph" style:parent-style-name="Standard">
      <style:text-properties fo:font-weight="bold" officeooo:rsid="00264f53" officeooo:paragraph-rsid="00264f53" style:font-weight-asian="bold" style:font-weight-complex="bold"/>
    </style:style>
    <style:style style:name="P7" style:family="paragraph" style:parent-style-name="Standard">
      <style:text-properties fo:font-weight="normal" officeooo:rsid="00194eb3" officeooo:paragraph-rsid="00194eb3" style:font-weight-asian="normal" style:font-weight-complex="normal"/>
    </style:style>
    <style:style style:name="P8" style:family="paragraph" style:parent-style-name="Standard">
      <style:text-properties fo:font-weight="normal" officeooo:rsid="0019736c" officeooo:paragraph-rsid="0019736c" style:font-weight-asian="normal" style:font-weight-complex="normal"/>
    </style:style>
    <style:style style:name="P9" style:family="paragraph" style:parent-style-name="Standard">
      <style:text-properties fo:font-weight="normal" officeooo:rsid="001b7334" officeooo:paragraph-rsid="001b7334" style:font-weight-asian="normal" style:font-weight-complex="normal"/>
    </style:style>
    <style:style style:name="P10" style:family="paragraph" style:parent-style-name="Standard">
      <style:text-properties fo:font-weight="normal" officeooo:rsid="001b7334" officeooo:paragraph-rsid="0021f5ee" style:font-weight-asian="normal" style:font-weight-complex="normal"/>
    </style:style>
    <style:style style:name="P11" style:family="paragraph" style:parent-style-name="Standard">
      <style:text-properties fo:font-weight="normal" officeooo:rsid="001cc6b6" officeooo:paragraph-rsid="001cc6b6" style:font-weight-asian="normal" style:font-weight-complex="normal"/>
    </style:style>
    <style:style style:name="P12" style:family="paragraph" style:parent-style-name="Standard">
      <style:text-properties fo:font-weight="normal" officeooo:rsid="00248df8" officeooo:paragraph-rsid="00248df8" style:font-weight-asian="normal" style:font-weight-complex="normal"/>
    </style:style>
    <style:style style:name="P13" style:family="paragraph" style:parent-style-name="Standard">
      <style:text-properties fo:font-weight="normal" officeooo:rsid="0026172a" officeooo:paragraph-rsid="0026172a" style:font-weight-asian="normal" style:font-weight-complex="normal"/>
    </style:style>
    <style:style style:name="P14" style:family="paragraph" style:parent-style-name="Standard">
      <style:text-properties fo:font-weight="normal" officeooo:rsid="0026172a" officeooo:paragraph-rsid="002c6647" style:font-weight-asian="normal" style:font-weight-complex="normal"/>
    </style:style>
    <style:style style:name="P15" style:family="paragraph" style:parent-style-name="Standard">
      <style:text-properties fo:font-weight="normal" officeooo:rsid="0027e61b" officeooo:paragraph-rsid="0027e61b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94eb3" officeooo:paragraph-rsid="00194eb3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a70ae" officeooo:paragraph-rsid="002a70ae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9736c" officeooo:paragraph-rsid="0019736c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cc6b6" officeooo:paragraph-rsid="001cc6b6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f5f5a" officeooo:paragraph-rsid="001f5f5a" style:font-weight-asian="normal" style:font-weight-complex="normal"/>
    </style:style>
    <style:style style:name="T1" style:family="text">
      <style:text-properties officeooo:rsid="001b7334"/>
    </style:style>
    <style:style style:name="T2" style:family="text">
      <style:text-properties officeooo:rsid="001ea8d1"/>
    </style:style>
    <style:style style:name="T3" style:family="text">
      <style:text-properties officeooo:rsid="00211526"/>
    </style:style>
    <style:style style:name="T4" style:family="text">
      <style:text-properties officeooo:rsid="00237355"/>
    </style:style>
    <style:style style:name="T5" style:family="text">
      <style:text-properties officeooo:rsid="00293665"/>
    </style:style>
    <style:style style:name="T6" style:family="text">
      <style:text-properties officeooo:rsid="002c6647"/>
    </style:style>
    <style:style style:name="T7" style:family="text">
      <style:text-properties officeooo:rsid="002e2c9b"/>
    </style:style>
    <style:style style:name="T8" style:family="text">
      <style:text-properties fo:font-weight="bold" officeooo:rsid="002e2c9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tities naming convention</text:p>
      <text:p text:style-name="P1"/>
      <text:p text:style-name="P7">User</text:p>
      <text:p text:style-name="P7">UserGroup</text:p>
      <text:p text:style-name="P7">Document</text:p>
      <text:p text:style-name="P7">DocumentType</text:p>
      <text:p text:style-name="P7"/>
      <text:p text:style-name="P7"/>
      <text:p text:style-name="P2">Paketai</text:p>
      <text:p text:style-name="P2"/>
      <text:p text:style-name="P7">models</text:p>
      <text:list xml:id="list1555665364" text:style-name="L1">
        <text:list-item>
          <text:p text:style-name="P16">user</text:p>
          <text:list>
            <text:list-item>
              <text:p text:style-name="P16">UserCreateCommand.java</text:p>
            </text:list-item>
            <text:list-item>
              <text:p text:style-name="P17">UserUpdateCommand.java</text:p>
            </text:list-item>
            <text:list-item>
              <text:p text:style-name="P16">UserGetCommand.java</text:p>
            </text:list-item>
          </text:list>
        </text:list-item>
        <text:list-item>
          <text:p text:style-name="P16">document</text:p>
          <text:list>
            <text:list-item>
              <text:p text:style-name="P18">DocumentCreateCommand.java</text:p>
            </text:list-item>
            <text:list-item>
              <text:p text:style-name="P18">DocumentGetCommand.java</text:p>
            </text:list-item>
          </text:list>
        </text:list-item>
        <text:list-item>
          <text:p text:style-name="P16">documenttype</text:p>
          <text:list>
            <text:list-item>
              <text:p text:style-name="P18">DocumentTypeCreateCommand.java</text:p>
            </text:list-item>
            <text:list-item>
              <text:p text:style-name="P18">DocumentTypeGetCommand.java</text:p>
            </text:list-item>
          </text:list>
        </text:list-item>
        <text:list-item>
          <text:p text:style-name="P16">usergroup</text:p>
          <text:list>
            <text:list-item>
              <text:p text:style-name="P18">UserGroupCreateCommand.java</text:p>
            </text:list-item>
            <text:list-item>
              <text:p text:style-name="P18">UserGroupGetCommand.java</text:p>
            </text:list-item>
            <text:list-item>
              <text:p text:style-name="P19">UserGroupAddDocTypes.java</text:p>
            </text:list-item>
          </text:list>
        </text:list-item>
      </text:list>
      <text:p text:style-name="P7">entities</text:p>
      <text:p text:style-name="P7">controllers</text:p>
      <text:p text:style-name="P7">configs</text:p>
      <text:p text:style-name="P7">enums</text:p>
      <text:list xml:id="list2411977275" text:style-name="L2">
        <text:list-item>
          <text:p text:style-name="P20"><text:span text:style-name="T3">D</text:span>ocumentState.java</text:p>
        </text:list-item>
      </text:list>
      <text:p text:style-name="P7">repositories</text:p>
      <text:p text:style-name="P7"/>
      <text:p text:style-name="P3">URI</text:p>
      <text:p text:style-name="P3"/>
      <text:p text:style-name="P4">User CRUD</text:p>
      <text:p text:style-name="P8"><text:span text:style-name="T1">GET </text:span>/api/users</text:p>
      <text:p text:style-name="P9">GET /api/users/{username}</text:p>
      <text:p text:style-name="P10">GET /api/users/{username}/<text:span text:style-name="T4">docs</text:span></text:p>
      <text:p text:style-name="P9">GET /api/users/auth/{username} – boolean true if username exists and password is correct</text:p>
      <text:p text:style-name="P9">POST /api/users</text:p>
      <text:p text:style-name="P9">PUT /api/users/{username}</text:p>
      <text:p text:style-name="P9">DELETE /api/users/{username}</text:p>
      <text:p text:style-name="P8"/>
      <text:p text:style-name="P4">UserGroup CRUD</text:p>
      <text:p text:style-name="P11">GET /api/groups</text:p>
      <text:p text:style-name="P11">GET /api/groups/{groupId}</text:p>
      <text:p text:style-name="P11">POST /api/groups</text:p>
      <text:p text:style-name="P11">POST /api/groups/{groupdId}/doctypes – <text:span text:style-name="T2">add submissionType and reviewType to groups</text:span></text:p>
      <text:p text:style-name="P11">PUT /api/groups/{groupId}</text:p>
      <text:p text:style-name="P11">DELETE /api/groups/{groupId}</text:p>
      <text:p text:style-name="P5">Document CRUD</text:p>
      <text:p text:style-name="P12">GET /api/docs <text:s/>- <text:span text:style-name="T7">all </text:span><text:span text:style-name="T8">submitted</text:span><text:span text:style-name="T7"> documents</text:span></text:p>
      <text:p text:style-name="P12">GET /api/docs/{documentId}</text:p>
      <text:p text:style-name="P12"><text:soft-page-break/>POST /api/docs</text:p>
      <text:p text:style-name="P14"><text:span text:style-name="T6">GET</text:span> /api/docs/{documentId}/<text:span text:style-name="T6">submit</text:span> – <text:span text:style-name="T6">submit document<text:line-break/>GET</text:span> /api/docs/<text:span text:style-name="T6">review <text:s/>- all submitted, not yet reviewed documents</text:span></text:p>
      <text:p text:style-name="P14"><text:span text:style-name="T6">POST</text:span> /api/docs/<text:span text:style-name="T6">review/{documentId} <text:s/>- <text:s/>review document</text:span></text:p>
      <text:p text:style-name="P12">PUT /api/docs/{documentId}</text:p>
      <text:p text:style-name="P13">DELETE /api/docs/{documentId}</text:p>
      <text:p text:style-name="P13"/>
      <text:p text:style-name="P6">DocumentType CRUD</text:p>
      <text:p text:style-name="P15">GET /api/doctypes</text:p>
      <text:p text:style-name="P15">GET /api/doctypes/{<text:span text:style-name="T5">docTypeId</text:span>}</text:p>
      <text:p text:style-name="P15">POST /api/doctypes</text:p>
      <text:p text:style-name="P15">PUT /api/doctypes/{<text:span text:style-name="T5">docTypeId</text:span>}</text:p>
      <text:p text:style-name="P15">DELETE /api/doctypes/{<text:span text:style-name="T5">docTypeId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9:49:25.649748103</meta:creation-date>
    <dc:date>2019-01-28T16:01:19.387626544</dc:date>
    <meta:editing-duration>PT1H17M33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2" meta:paragraph-count="57" meta:word-count="136" meta:character-count="1331" meta:non-whitespace-character-count="1260"/>
  </office:meta>
</office:document-meta>
</file>